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0ad48d"/>
    </style:style>
    <style:style style:name="P2" style:family="paragraph" style:parent-style-name="Standard">
      <style:paragraph-properties fo:text-align="end" style:justify-single-word="false" style:writing-mode="lr-tb"/>
      <style:text-properties fo:language="ca" fo:country="ES" officeooo:rsid="000467db" officeooo:paragraph-rsid="00064bbd"/>
    </style:style>
    <style:style style:name="P3" style:family="paragraph" style:parent-style-name="Standard">
      <style:paragraph-properties style:writing-mode="lr-tb"/>
      <style:text-properties fo:language="ca" fo:country="ES" officeooo:rsid="000467db" officeooo:paragraph-rsid="00064bbd"/>
    </style:style>
    <style:style style:name="P4" style:family="paragraph" style:parent-style-name="Standard">
      <style:paragraph-properties style:writing-mode="lr-tb"/>
      <style:text-properties fo:language="ca" fo:country="ES" fo:font-style="normal" fo:font-weight="bold" officeooo:rsid="000467db" officeooo:paragraph-rsid="00064bb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style:writing-mode="lr-tb"/>
      <style:text-properties fo:language="ca" fo:country="ES" officeooo:paragraph-rsid="00064bbd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8" style:family="paragraph" style:parent-style-name="Text_20_body">
      <style:paragraph-properties fo:line-height="100%"/>
      <style:text-properties officeooo:paragraph-rsid="00066ea2"/>
    </style:style>
    <style:style style:name="P9" style:family="paragraph" style:parent-style-name="Text_20_body">
      <style:paragraph-properties fo:line-height="100%"/>
      <style:text-properties officeooo:paragraph-rsid="000ad48d"/>
    </style:style>
    <style:style style:name="P10" style:family="paragraph" style:parent-style-name="Text_20_body">
      <style:paragraph-properties fo:line-height="100%"/>
      <style:text-properties fo:font-size="12pt" officeooo:paragraph-rsid="000ad48d" style:font-size-asian="12pt" style:font-size-complex="12pt"/>
    </style:style>
    <style:style style:name="T1" style:family="text">
      <style:text-properties officeooo:rsid="00055196"/>
    </style:style>
    <style:style style:name="T2" style:family="text">
      <style:text-properties officeooo:rsid="00064bbd"/>
    </style:style>
    <style:style style:name="T3" style:family="text">
      <style:text-properties fo:font-weight="bold" officeooo:rsid="00055196" style:font-weight-asian="bold" style:font-weight-complex="bold"/>
    </style:style>
    <style:style style:name="T4" style:family="text">
      <style:text-properties officeooo:rsid="00066ea2"/>
    </style:style>
    <style:style style:name="T5" style:family="text">
      <style:text-properties fo:color="#000000" style:font-name="Monospace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00" style:font-name="Monospace" fo:font-size="9pt" style:font-size-asian="9pt" style:font-size-complex="9pt"/>
    </style:style>
    <style:style style:name="T9" style:family="text">
      <style:text-properties fo:color="#000000" style:font-name="Monospace" fo:font-size="9pt" fo:font-style="italic" style:font-size-asian="9pt" style:font-style-asian="italic" style:font-size-complex="9pt"/>
    </style:style>
    <style:style style:name="T10" style:family="text">
      <style:text-properties fo:color="#000000" style:font-name="Monospace" fo:font-style="italic" style:font-style-asian="italic"/>
    </style:style>
    <style:style style:name="T11" style:family="text">
      <style:text-properties officeooo:rsid="000ad48d"/>
    </style:style>
    <style:style style:name="T12" style:family="text">
      <style:text-properties fo:color="#6a3e3e" style:font-name="Monospace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a3e3e" style:font-name="Monospace" fo:font-size="9pt" style:font-size-asian="9pt" style:font-size-complex="9pt"/>
    </style:style>
    <style:style style:name="T15" style:family="text">
      <style:text-properties fo:color="#2a00ff" style:font-name="Monospace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2a00ff" style:font-name="Monospace" fo:font-size="9pt" style:font-size-asian="9pt" style:font-size-complex="9pt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9pt" fo:font-weight="bold" style:font-size-asian="9pt" style:font-weight-asian="bold" style:font-size-complex="9pt"/>
    </style:style>
    <style:style style:name="T20" style:family="text">
      <style:text-properties fo:color="#7f0055" style:font-name="Monospace" fo:font-weight="bold" style:font-weight-asian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00ad48d" style:font-size-asian="9pt" style:font-size-complex="9pt"/>
    </style:style>
    <style:style style:name="T23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ÒDUL 03 – BLOC 2</text:p>
      <text:p text:style-name="P4">UF5. POO. LLIBRERIES DE CLASSES FONAMENTALS</text:p>
      <text:p text:style-name="P5"/>
      <text:p text:style-name="P3">EXERCICIS <text:span text:style-name="T2">MAP</text:span>:</text:p>
      <text:p text:style-name="P3"/>
      <text:p text:style-name="P8">Escull i implementa el tipus d'estructura més adient per a cadascun dels plantejaments següents:<text:line-break/><text:line-break/><text:span text:style-name="T3">Exercici 1</text:span><text:span text:style-name="T1">:</text:span><text:line-break/>Volem crear un registre de matrícules com a clau i com valor una instancia d'una classe vehicle que contingui informació sobre aquest.(Color, marca, model, any), ens interessa mantenir l'ordre temporal en què es van inserir. <text:span text:style-name="T4">Per fer-ho</text:span>:</text:p>
      <text:p text:style-name="P8">- Crea una classe vehicle, que contingui els atributs color, marca, model i any.<text:line-break/>- Genera constructors, getters, setters, toString ...<text:line-break/>- <text:span text:style-name="T4">Afegeix els següents elements:</text:span><text:line-break/><text:tab/>m.put( "B8240KY",new Vehicle("Blanco", "<text:span text:style-name="T2">O</text:span>pel", "kadet", 1990) );<text:line-break/><text:tab/>m.put( "8040BGZ",new Vehicle("Rojo", "<text:span text:style-name="T2">S</text:span>eat", "panda", 1985) );<text:line-break/><text:tab/>m.put( "8140BGZ",new Vehicle("Negro", "<text:span text:style-name="T2">S</text:span>eat", "leon", 2005) );<text:line-break/><text:tab/>m.put( "8240BGZ",new Vehicle("Azul", "Volkswagen", "passat", 2007) );<text:line-break/><text:span text:style-name="T23"><text:tab/></text:span></text:p>
      <text:p text:style-name="P8">- Crear una classe static amb els següents mètodes:</text:p>
      <text:p text:style-name="P9"><text:span text:style-name="T4"><text:tab/>un m</text:span>ètode <text:span text:style-name="T4">que permeti</text:span> eliminar cotxes d'abans de 1995;<text:line-break/><text:tab/>un mètode que com a paràmetre rebi un String color i retorni un ArrayList amb els cotxes <text:tab/>del color indicat.<text:line-break/></text:p>
      <text:p text:style-name="P9"><text:line-break/><text:line-break/><text:span text:style-name="T3">Exercici 2:</text:span><text:line-break/>Volem mantenir un registre de diferents marques de cotxes com a clau, i com a valor volem mantenir una llista dels diferents models de la marca. Per escollir el tipus de llista s'ha de tenir present que l'ús que es farà serà de consulta.<text:line-break/>Crea un mètode que <text:span text:style-name="T11">mostri el contingut. Per exemple donada la següent entrada<text:tab/></text:span></text:p>
      <text:p text:style-name="P9"><text:span text:style-name="T14">modelsPerMarca</text:span><text:span text:style-name="T8">.put(</text:span><text:span text:style-name="T17">"opel"</text:span><text:span text:style-name="T8">, </text:span><text:span text:style-name="T19">new</text:span><text:span text:style-name="T8"> ArrayList&lt;String&gt;(Arrays.</text:span><text:span text:style-name="T9">asList</text:span><text:span text:style-name="T8">(</text:span><text:span text:style-name="T17">"kadet"</text:span><text:span text:style-name="T8">,</text:span><text:span text:style-name="T17">"corsa"</text:span><text:span text:style-name="T8">)));</text:span></text:p>
      <text:p text:style-name="P6"><text:span text:style-name="T12">modelsPerMarca</text:span><text:span text:style-name="T5">.put(</text:span><text:span text:style-name="T15">"ford"</text:span><text:span text:style-name="T5">, </text:span><text:span text:style-name="T20">new</text:span><text:span text:style-name="T5"> ArrayList&lt;String&gt;(Arrays.</text:span><text:span text:style-name="T10">asList</text:span><text:span text:style-name="T5">(</text:span><text:span text:style-name="T15">"orion"</text:span><text:span text:style-name="T5">)));</text:span></text:p>
      <text:p text:style-name="P10"><text:span text:style-name="T11">la sortida seria:</text:span></text:p>
      <text:p text:style-name="P1"><text:span text:style-name="T6">Models de la marca opel :[kadet, corsa]</text:span></text:p>
      <text:p text:style-name="P7"><text:span text:style-name="T6">Models de la marca ford :[orion]</text:span></text:p>
      <text:p text:style-name="P9"/>
      <text:p text:style-name="P9"/>
      <text:p text:style-name="P9"/>
      <text:p text:style-name="P9"><text:span text:style-name="T3">Exercici 3:</text:span><text:line-break/>Volem mantenir un registre de contactes, com a clau el nom, i co<text:span text:style-name="T11">m a valor</text:span> per a cada contacte emmagatzemarem una instancia de tipus Contacte(correu, telèfon, direcció). Ens interessa tenir el map ordenat pel nom del contacte.<text:line-break/>- Crea la classe Contacte amb els atributs (correu, telèfon, direcció).</text:p>
      <text:p text:style-name="P9">- Crear un mètode que donat un nom ens retorni el telèfon<text:line-break/>- Crear un mètode que donat un nom ens retorni el corre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3:51:35.347000000</meta:creation-date>
    <dc:date>2014-10-20T16:47:13.286495101</dc:date>
    <meta:editing-duration>PT20M21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15" meta:word-count="312" meta:character-count="2068" meta:non-whitespace-character-count="1756"/>
  </office:meta>
</office:document-meta>
</file>